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0000000AADD7D723077BEBC36.png" manifest:media-type="image/png"/>
  <manifest:file-entry manifest:full-path="Pictures/10000000000001B700000039C3B03CFBEBFC94F8.png" manifest:media-type="image/png"/>
  <manifest:file-entry manifest:full-path="Pictures/1000000000000220000000EB44B15E39D622D3BF.png" manifest:media-type="image/png"/>
  <manifest:file-entry manifest:full-path="Pictures/10000000000001B20000003FE7650280D3653061.png" manifest:media-type="image/png"/>
  <manifest:file-entry manifest:full-path="Pictures/1000000000000216000000F37BC3064E96AE689B.png" manifest:media-type="image/png"/>
  <manifest:file-entry manifest:full-path="Pictures/10000000000001C4000000351F2C599A8D9CA494.png" manifest:media-type="image/png"/>
  <manifest:file-entry manifest:full-path="Pictures/10000000000001B100000045ECE2E2060E44AB21.png" manifest:media-type="image/png"/>
  <manifest:file-entry manifest:full-path="Pictures/10000000000001D70000003B03427963993F116B.png" manifest:media-type="image/png"/>
  <manifest:file-entry manifest:full-path="Pictures/100000000000020F000000A30CA0C627DE471BA6.png" manifest:media-type="image/png"/>
  <manifest:file-entry manifest:full-path="Pictures/10000000000001FD0000009A24A12FD515C4C5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raz6" text:anchor-type="paragraph" svg:x="0.129cm" svg:y="-1.101cm" svg:width="9.292cm" svg:height="1.207cm" draw:z-index="3"><draw:image xlink:href="Pictures/10000000000001B700000039C3B03CFBEBFC94F8.png" xlink:type="simple" xlink:show="embed" xlink:actuate="onLoad" loext:mime-type="image/png"/></draw:frame><draw:frame draw:style-name="fr1" draw:name="Obraz1" text:anchor-type="paragraph" svg:x="0.076cm" svg:y="0.104cm" svg:width="11.515cm" svg:height="4.974cm" draw:z-index="4"><draw:image xlink:href="Pictures/1000000000000220000000EB44B15E39D622D3B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raz3" text:anchor-type="paragraph" svg:x="0.042cm" svg:y="0.362cm" svg:width="9.186cm" svg:height="1.334cm" draw:z-index="0"><draw:image xlink:href="Pictures/10000000000001B20000003FE7650280D3653061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Obraz4" text:anchor-type="paragraph" svg:x="0.042cm" svg:y="0.233cm" svg:width="11.176cm" svg:height="3.598cm" draw:z-index="1"><draw:image xlink:href="Pictures/1000000000000210000000AADD7D723077BEBC36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Obraz5" text:anchor-type="paragraph" svg:x="0.161cm" svg:y="2.94cm" svg:width="9.567cm" svg:height="1.122cm" draw:z-index="2"><draw:image xlink:href="Pictures/10000000000001C4000000351F2C599A8D9CA494.png" xlink:type="simple" xlink:show="embed" xlink:actuate="onLoad" loext:mime-type="image/png"/></draw:frame><draw:frame draw:style-name="fr1" draw:name="Obraz2" text:anchor-type="paragraph" svg:x="0.161cm" svg:y="4.06cm" svg:width="11.155cm" svg:height="3.45cm" draw:z-index="5"><draw:image xlink:href="Pictures/100000000000020F000000A30CA0C627DE471BA6.png" xlink:type="simple" xlink:show="embed" xlink:actuate="onLoad" loext:mime-type="image/png"/></draw:frame><draw:frame draw:style-name="fr1" draw:name="Obraz7" text:anchor-type="paragraph" svg:x="0.256cm" svg:y="7.004cm" svg:width="9.97cm" svg:height="1.249cm" draw:z-index="6"><draw:image xlink:href="Pictures/10000000000001D70000003B03427963993F116B.png" xlink:type="simple" xlink:show="embed" xlink:actuate="onLoad" loext:mime-type="image/png"/></draw:frame><draw:frame draw:style-name="fr1" draw:name="Obraz8" text:anchor-type="paragraph" svg:x="0.161cm" svg:y="8.382cm" svg:width="11.303cm" svg:height="5.144cm" draw:z-index="7"><draw:image xlink:href="Pictures/1000000000000216000000F37BC3064E96AE689B.png" xlink:type="simple" xlink:show="embed" xlink:actuate="onLoad" loext:mime-type="image/png"/></draw:frame><draw:frame draw:style-name="fr1" draw:name="Obraz9" text:anchor-type="paragraph" svg:x="0.256cm" svg:y="13.885cm" svg:width="9.165cm" svg:height="1.461cm" draw:z-index="8"><draw:image xlink:href="Pictures/10000000000001B100000045ECE2E2060E44AB21.png" xlink:type="simple" xlink:show="embed" xlink:actuate="onLoad" loext:mime-type="image/png"/></draw:frame><draw:frame draw:style-name="fr1" draw:name="Obraz10" text:anchor-type="paragraph" svg:x="0.044cm" svg:y="15.868cm" svg:width="10.774cm" svg:height="3.26cm" draw:z-index="9"><draw:image xlink:href="Pictures/10000000000001FD0000009A24A12FD515C4C55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8:24:20.315000000</meta:creation-date>
    <dc:date>2021-03-12T18:42:19.989000000</dc:date>
    <meta:editing-duration>PT7M49S</meta:editing-duration>
    <meta:editing-cycles>1</meta:editing-cycles>
    <meta:document-statistic meta:table-count="0" meta:image-count="10" meta:object-count="0" meta:page-count="1" meta:paragraph-count="0" meta:word-count="0" meta:character-count="0" meta:non-whitespace-character-count="0"/>
    <meta:generator>LibreOffice/6.1.3.2$Windows_x86 LibreOffice_project/86daf60bf00efa86ad547e59e09d6bb77c699acb</meta:generator>
  </office:meta>
</office:document-meta>
</file>